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60.6pt" fo:break-before="auto" style:use-optimal-row-height="true"/>
    </style:style>
    <style:style style:name="ro7" style:family="table-row">
      <style:table-row-properties style:row-height="72.45pt" fo:break-before="auto" style:use-optimal-row-height="true"/>
    </style:style>
    <style:style style:name="ro8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office:value-type="string" calcext:value-type="string">
            <text:p>'plant structures absent'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5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5" table:number-columns-repeated="3"/>
          <table:table-cell/>
          <table:table-cell table:style-name="ce7" office:value-type="string" calcext:value-type="string">
            <text:p>Y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[.D4]; &quot; presence&quot;; &quot;s absent&quot;)" office:value-type="string" office:string-value="'initial shoot growths absent'" calcext:value-type="string">
            <text:p>'initial shoot growths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4]; &quot;} trait that is a {quality of} a {whole plant} that does not have any &quot;; SUBSTITUTE([.E4]; &quot;'&quot;; &quot;&quot;); &quot;s {$&quot;; [.E4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initial shoot growth presence' AND 'has quality measurement' SOME (&#10;    'measurement datum' AND (&#10;        ('upper count' VALUE 0) OR ('upper percent' VALUE 0.0f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initial shoot growths present'" calcext:value-type="string">
            <text:p>'initial shoot growths present'</text:p>
          </table:table-cell>
          <table:table-cell table:style-name="ce5" table:formula="of:=CONCATENATE(&quot;'plant structure presence' AND 'quality of' SOME (&quot;; CHAR(10); &quot;    'whole plant' AND NOT ('has part' SOME &quot;; [.E4]; &quot;)&quot;; CHAR(10); &quot;)&quot;)" office:value-type="string" office:string-value="'plant structure presence' AND 'quality of' SOME (&#10;    'whole plant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5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5" table:formula="of:=CONCATENATE(&quot;'plant structure presence' AND 'quality of' SOME (&quot;; CHAR(10); &quot;    'whole plant' AND NOT ('has part' SOME &quot;; [.E5]; &quot;)&quot;; CHAR(10); &quot;)&quot;)" office:value-type="string" office:string-value="'plant structure presence' AND 'quality of' SOME (&#10;    'whole plant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6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6]; &quot;} trait that is a {quality of} a {whole plant} that does not have any &quot;; SUBSTITUTE(SUBSTITUTE([.E6]; &quot;'&quot;; &quot;&quot;); &quot;system&quot;; &quot;systems&quot;); &quot; {$&quot;; [.E6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presence' AND 'has quality measurement' SOME (&#10;    'measurement datum' AND (&#10;        ('upper count' VALUE 0) OR ('upper percent' VALUE 0.0f)&#10;    )&#10;)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5" table:formula="of:=CONCATENATE(&quot;'plant structure presence' AND 'quality of' SOME (&quot;; CHAR(10); &quot;    'whole plant' AND NOT ('has part' SOME &quot;; [.E6]; &quot;)&quot;; CHAR(10); &quot;)&quot;)" office:value-type="string" office:string-value="'plant structure presence' AND 'quality of' SOME (&#10;    'whole plant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first growth cycle presence' AND 'has quality measurement' SOME (&#10;    'measurement datum' AND (&#10;        ('upper count' VALUE 0) OR ('upper percent' VALUE 0.0f)&#10;    )&#10;)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7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5" table:formula="of:=CONCATENATE(&quot;'plant structure presence' AND 'quality of' SOME (&quot;; CHAR(10); &quot;    'whole plant' AND NOT ('has part' SOME &quot;; [.E7]; &quot;)&quot;; CHAR(10); &quot;)&quot;)" office:value-type="string" office:string-value="'plant structure presence' AND 'quality of' SOME (&#10;    'whole plant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8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edling presence' AND 'has quality measurement' SOME (&#10;    'measurement datum' AND (&#10;        ('upper count' VALUE 0) OR ('upper percent' VALUE 0.0f)&#10;    )&#10;)" calcext:value-type="string">
            <text:p>'seedling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8]; &quot;absent&quot;; &quot;present&quot;)" office:value-type="string" office:string-value="'seedling present'" calcext:value-type="string">
            <text:p>'seedling present'</text:p>
          </table:table-cell>
          <table:table-cell table:style-name="ce5" table:formula="of:=CONCATENATE(&quot;'plant structure presence' AND 'quality of' SOME (&quot;; CHAR(10); &quot;    'whole plant' AND NOT ('has part' SOME &quot;; [.E8]; &quot;)&quot;; CHAR(10); &quot;)&quot;)" office:value-type="string" office:string-value="'plant structure presence' AND 'quality of' SOME (&#10;    'whole plant' AND NOT ('has part' SOME 'seedling')&#10;)" calcext:value-type="string">
            <text:p>'plant structure presence' AND 'quality of' SOME (</text:p>
            <text:p>    'whole plant' AND NOT ('has part' SOME 'seedling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9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system&quot;; &quot;systems&quot;); &quot; {$&quot;; [.E9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later growth cycle presence' AND 'has quality measurement' SOME (&#10;    'measurement datum' AND (&#10;        ('upper count' VALUE 0) OR ('upper percent' VALUE 0.0f)&#10;    )&#10;)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9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5" table:formula="of:=CONCATENATE(&quot;'plant structure presence' AND 'quality of' SOME (&quot;; CHAR(10); &quot;    'whole plant' AND NOT ('has part' SOME &quot;; [.E9]; &quot;)&quot;; CHAR(10); &quot;)&quot;)" office:value-type="string" office:string-value="'plant structure presence' AND 'quality of' SOME (&#10;    'whole plant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10]; &quot; presence&quot;; &quot;s absent&quot;)" office:value-type="string" office:string-value="'swelling leaf buds absent'" calcext:value-type="string">
            <text:p>'swelling leaf buds absent'</text:p>
          </table:table-cell>
          <table:table-cell office:value-type="string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welling leaf bud presence' AND 'has quality measurement' SOME (&#10;    'measurement datum' AND (&#10;        ('upper count' VALUE 0) OR ('upper percent' VALUE 0.0f)&#10;    )&#10;)" calcext:value-type="string">
            <text:p>'swell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0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5" table:formula="of:=CONCATENATE(&quot;'plant structure presence' AND 'quality of' SOME (&quot;; CHAR(10); &quot;    'whole plant' AND NOT ('has part' SOME &quot;; [.E10]; &quot;)&quot;; CHAR(10); &quot;)&quot;)" office:value-type="string" office:string-value="'plant structure presence' AND 'quality of' SOME (&#10;    'whole plant' AND NOT ('has part' SOME 'swelling leaf bud')&#10;)" calcext:value-type="string">
            <text:p>'plant structure presence' AND 'quality of' SOME (</text:p>
            <text:p>    'whole plant' AND NOT ('has part' SOME 'swelling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1]; &quot; presence&quot;; &quot;s absent&quot;)" office:value-type="string" office:string-value="'breaking leaf buds absent'" calcext:value-type="string">
            <text:p>'breaking leaf buds absent'</text:p>
          </table:table-cell>
          <table:table-cell office:value-type="string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breaking leaf bud presence' AND 'has quality measurement' SOME (&#10;    'measurement datum' AND (&#10;        ('upper count' VALUE 0) OR ('upper percent' VALUE 0.0f)&#10;    )&#10;)" calcext:value-type="string">
            <text:p>'break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1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5" table:formula="of:=CONCATENATE(&quot;'plant structure presence' AND 'quality of' SOME (&quot;; CHAR(10); &quot;    'whole plant' AND NOT ('has part' SOME &quot;; [.E11]; &quot;)&quot;; CHAR(10); &quot;)&quot;)" office:value-type="string" office:string-value="'plant structure presence' AND 'quality of' SOME (&#10;    'whole plant' AND NOT ('has part' SOME 'breaking leaf bud')&#10;)" calcext:value-type="string">
            <text:p>'plant structure presence' AND 'quality of' SOME (</text:p>
            <text:p>    'whole plant' AND NOT ('has part' SOME 'breaking leaf bud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3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3]; &quot;} trait that is a {quality of} a {whole plant} that does not have any &quot;; SUBSTITUTE(SUBSTITUTE([.E13]; &quot;'&quot;; &quot;&quot;); &quot;leaf&quot;; &quot;leaves&quot;); &quot; {$&quot;; [.E13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vascular leaf presence' AND 'has quality measurement' SOME (&#10;    'measurement datum' AND (&#10;        ('upper count' VALUE 0) OR ('upper percent' VALUE 0.0f)&#10;    )&#10;)" calcext:value-type="string">
            <text:p>'vascular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3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5" table:formula="of:=CONCATENATE(&quot;'plant structure presence' AND 'quality of' SOME (&quot;; CHAR(10); &quot;    'whole plant' AND NOT ('has part' SOME &quot;; [.E13]; &quot;)&quot;; CHAR(10); &quot;)&quot;)" office:value-type="string" office:string-value="'plant structure presence' AND 'quality of' SOME (&#10;    'whole plant' AND NOT ('has part' SOME 'vascular leaf')&#10;)" calcext:value-type="string">
            <text:p>'plant structure presence' AND 'quality of' SOME (</text:p>
            <text:p>    'whole plant' AND NOT ('has part' SOME 'vascular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4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true leaf presence' AND 'has quality measurement' SOME (&#10;    'measurement datum' AND (&#10;        ('upper count' VALUE 0) OR ('upper percent' VALUE 0.0f)&#10;    )&#10;)" calcext:value-type="string">
            <text:p>'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4]; &quot;absent&quot;; &quot;present&quot;)" office:value-type="string" office:string-value="'true leaves present'" calcext:value-type="string">
            <text:p>'true leaves present'</text:p>
          </table:table-cell>
          <table:table-cell table:style-name="ce5" table:formula="of:=CONCATENATE(&quot;'plant structure presence' AND 'quality of' SOME (&quot;; CHAR(10); &quot;    'whole plant' AND NOT ('has part' SOME &quot;; [.E14]; &quot;)&quot;; CHAR(10); &quot;)&quot;)" office:value-type="string" office:string-value="'plant structure presence' AND 'quality of' SOME (&#10;    'whole plant' AND NOT ('has part' SOME 'true leaf')&#10;)" calcext:value-type="string">
            <text:p>'plant structure presence' AND 'quality of' SOME (</text:p>
            <text:p>    'whole plant' AND NOT ('has part' SOME '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5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ing true leaf presence' AND 'has quality measurement' SOME (&#10;    'measurement datum' AND (&#10;        ('upper count' VALUE 0) OR ('upper percent' VALUE 0.0f)&#10;    )&#10;)" calcext:value-type="string">
            <text:p>'unfol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5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5]; &quot;)&quot;; CHAR(10); &quot;)&quot;)" office:value-type="string" office:string-value="'plant structure presence' AND 'quality of' SOME (&#10;    'whole plant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6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ed true leaf presence' AND 'has quality measurement' SOME (&#10;    'measurement datum' AND (&#10;        ('upper count' VALUE 0) OR ('upper percent' VALUE 0.0f)&#10;    )&#10;)" calcext:value-type="string">
            <text:p>'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6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6]; &quot;)&quot;; CHAR(10); &quot;)&quot;)" office:value-type="string" office:string-value="'plant structure presence' AND 'quality of' SOME (&#10;    'whole plant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7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senescing unfolded true leaf presence' AND 'has quality measurement' SOME (&#10;    'measurement datum' AND (&#10;        ('upper count' VALUE 0) OR ('upper percent' VALUE 0.0f)&#10;    )&#10;)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7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7]; &quot;)&quot;; CHAR(10); &quot;)&quot;)" office:value-type="string" office:string-value="'plant structure presence' AND 'quality of' SOME (&#10;    'whole plant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8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nescing true leaf presence' AND 'has quality measurement' SOME (&#10;    'measurement datum' AND (&#10;        ('upper count' VALUE 0) OR ('upper percent' VALUE 0.0f)&#10;    )&#10;)" calcext:value-type="string">
            <text:p>'senesc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8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8]; &quot;)&quot;; CHAR(10); &quot;)&quot;)" office:value-type="string" office:string-value="'plant structure presence' AND 'quality of' SOME (&#10;    'whole plant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9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immature unfolded true leaf presence' AND 'has quality measurement' SOME (&#10;    'measurement datum' AND (&#10;        ('upper count' VALUE 0) OR ('upper percent' VALUE 0.0f)&#10;    )&#10;)" calcext:value-type="string">
            <text:p>'immature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9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9]; &quot;)&quot;; CHAR(10); &quot;)&quot;)" office:value-type="string" office:string-value="'plant structure presence' AND 'quality of' SOME (&#10;    'whole plant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20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mature true leaf presence' AND 'has quality measurement' SOME (&#10;    'measurement datum' AND (&#10;        ('upper count' VALUE 0) OR ('upper percent' VALUE 0.0f)&#10;    )&#10;)" calcext:value-type="string">
            <text:p>'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0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0]; &quot;)&quot;; CHAR(10); &quot;)&quot;)" office:value-type="string" office:string-value="'plant structure presence' AND 'quality of' SOME (&#10;    'whole plant' AND NOT ('has part' SOME 'mature true leaf')&#10;)" calcext:value-type="string">
            <text:p>'plant structure presence' AND 'quality of' SOME (</text:p>
            <text:p>    'whole plant' AND NOT ('has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1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unfolded true leaf presence' AND 'has quality measurement' SOME (&#10;    'measurement datum' AND (&#10;        ('upper count' VALUE 0) OR ('upper percent' VALUE 0.0f)&#10;    )&#10;)" calcext:value-type="string">
            <text:p>'expand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1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1]; &quot;)&quot;; CHAR(10); &quot;)&quot;)" office:value-type="string" office:string-value="'plant structure presence' AND 'quality of' SOME (&#10;    'whole plant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2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ed immature true leaf presence' AND 'has quality measurement' SOME (&#10;    'measurement datum' AND (&#10;        ('upper count' VALUE 0) OR ('upper percent' VALUE 0.0f)&#10;    )&#10;)" calcext:value-type="string">
            <text:p>'expanded im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2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2]; &quot;)&quot;; CHAR(10); &quot;)&quot;)" office:value-type="string" office:string-value="'plant structure presence' AND 'quality of' SOME (&#10;    'whole plant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3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true leaf presence' AND 'has quality measurement' SOME (&#10;    'measurement datum' AND (&#10;        ('upper count' VALUE 0) OR ('upper percent' VALUE 0.0f)&#10;    )&#10;)" calcext:value-type="string">
            <text:p>'expan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3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3]; &quot;)&quot;; CHAR(10); &quot;)&quot;)" office:value-type="string" office:string-value="'plant structure presence' AND 'quality of' SOME (&#10;    'whole plant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5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5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3" office:value-type="string" calcext:value-type="string">
            <text:p>'reproductive structure'</text:p>
          </table:table-cell>
          <table:table-cell table:style-name="ce8" table:formula="of:=CONCATENATE(&quot;A {&quot;; [.D25]; &quot;} trait that is a {quality of} a {whole plant} that does not have any &quot;; SUBSTITUTE(SUBSTITUTE([.E25]; &quot;'&quot;; &quot;s&quot;; 2); &quot;'&quot;; &quot;&quot;); &quot; {$&quot;; [.E25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5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5" table:formula="of:=CONCATENATE(&quot;'plant structure presence' AND 'quality of' SOME (&quot;; CHAR(10); &quot;    'whole plant' AND NOT ('has part' SOME &quot;; [.E25]; &quot;)&quot;; CHAR(10); &quot;)&quot;)" office:value-type="string" office:string-value="'plant structure presence' AND 'quality of' SOME (&#10;    'whole plant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6]; &quot; presence&quot;; &quot;s absent&quot;)" office:value-type="string" office:string-value="'flower buds absent'" calcext:value-type="string">
            <text:p>'flower buds absent'</text:p>
          </table:table-cell>
          <table:table-cell office:value-type="string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26]; &quot;} trait that is a {quality of} a {whole plant} that does not have any flower buds {$&quot;; [.E26]; &quot;}.&quot;)" office:value-type="string" office:string-value="A {'flower bud presence'} trait that is a {quality of} a {whole plant} that does not have any flower buds {$PO:'flower bud'}." calcext:value-type="string">
            <text:p>A {'flower bud presence'} trait that is a {quality of} a {whole plant} that does not have any flower buds {$PO:'flower bud'}.</text:p>
          </table:table-cell>
          <table:table-cell table:style-name="ce5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bud presence' AND 'has quality measurement' SOME (&#10;    'measurement datum' AND (&#10;        ('upper count' VALUE 0) OR ('upper percent' VALUE 0.0f)&#10;    )&#10;)" calcext:value-type="string">
            <text:p>'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6]; &quot;absent&quot;; &quot;present&quot;)" office:value-type="string" office:string-value="'flower buds present'" calcext:value-type="string">
            <text:p>'flower buds present'</text:p>
          </table:table-cell>
          <table:table-cell table:style-name="ce5" table:formula="of:=CONCATENATE(&quot;'plant structure presence' AND 'quality of' SOME (&quot;; CHAR(10); &quot;    'whole plant' AND NOT ('has part' SOME &quot;; [.E26]; &quot;)&quot;; CHAR(10); &quot;)&quot;)" office:value-type="string" office:string-value="'plant structure presence' AND 'quality of' SOME (&#10;    'whole plant' AND NOT ('has part' SOME PO:'flower bud')&#10;)" calcext:value-type="string">
            <text:p>'plant structure presence' AND 'quality of' SOME (</text:p>
            <text:p>    'whole plant' AND NOT ('has part' SOME PO:'flower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7]; &quot; presence&quot;; &quot;s absent&quot;)" office:value-type="string" office:string-value="'dormant flower buds absent'" calcext:value-type="string">
            <text:p>'dormant flower buds absent'</text:p>
          </table:table-cell>
          <table:table-cell table:formula="of:=SUBSTITUTE([.E27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3" office:value-type="string" calcext:value-type="string">
            <text:p>'dormant flower bud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dormant flower bud presence'} trait that is a {quality of} a {whole plant} that does not have any dormant flower buds {$'dormant flower bud'}." calcext:value-type="string">
            <text:p>A {'dormant flower bud presence'} trait that is a {quality of} a {whole plant} that does not have any dormant flower buds {$'dormant flower bud'}.</text:p>
          </table:table-cell>
          <table:table-cell table:style-name="ce5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dormant flower bud presence' AND 'has quality measurement' SOME (&#10;    'measurement datum' AND (&#10;        ('upper count' VALUE 0) OR ('upper percent' VALUE 0.0f)&#10;    )&#10;)" calcext:value-type="string">
            <text:p>'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7]; &quot;absent&quot;; &quot;present&quot;)" office:value-type="string" office:string-value="'dormant flower buds present'" calcext:value-type="string">
            <text:p>'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7]; &quot;)&quot;; CHAR(10); &quot;)&quot;)" office:value-type="string" office:string-value="'plant structure presence' AND 'quality of' SOME (&#10;    'whole plant' AND NOT ('has part' SOME 'dormant flower bud')&#10;)" calcext:value-type="string">
            <text:p>'plant structure presence' AND 'quality of' SOME (</text:p>
            <text:p>    'whole plant' AND NOT ('has part' SOME 'dormant flower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8]; &quot; presence&quot;; &quot;s absent&quot;)" office:value-type="string" office:string-value="'non-dormant flower buds absent'" calcext:value-type="string">
            <text:p>'non-dormant flower buds absent'</text:p>
          </table:table-cell>
          <table:table-cell table:formula="of:=SUBSTITUTE([.E28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3" office:value-type="string" calcext:value-type="string">
            <text:p>'non-dormant flower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non-dormant flower bud presence'} trait that is a {quality of} a {whole plant} that does not have any non-dormant flower buds {$'non-dormant flower bud'}." calcext:value-type="string">
            <text:p>A {'non-dormant flower bud presence'} trait that is a {quality of} a {whole plant} that does not have any non-dormant flower buds {$'non-dormant flower bud'}.</text:p>
          </table:table-cell>
          <table:table-cell table:style-name="ce5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presence' AND 'has quality measurement' SOME (&#10;    'measurement datum' AND (&#10;        ('upper count' VALUE 0) OR ('upper percent' VALUE 0.0f)&#10;    )&#10;)" calcext:value-type="string">
            <text:p>'non-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8]; &quot;absent&quot;; &quot;present&quot;)" office:value-type="string" office:string-value="'non-dormant flower buds present'" calcext:value-type="string">
            <text:p>'non-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8]; &quot;)&quot;; CHAR(10); &quot;)&quot;)" office:value-type="string" office:string-value="'plant structure presence' AND 'quality of' SOME (&#10;    'whole plant' AND NOT ('has part' SOME 'non-dormant flower bud')&#10;)" calcext:value-type="string">
            <text:p>'plant structure presence' AND 'quality of' SOME (</text:p>
            <text:p>    'whole plant' AND NOT ('has part' SOME 'non-dormant flower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office:value-type="string" calcext:value-type="string">
            <text:p>'non-dormant flower buds or fresh flowers absent'</text:p>
          </table:table-cell>
          <table:table-cell table:formula="of:=SUBSTITUTE([.E29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3" office:value-type="string" calcext:value-type="string">
            <text:p>'non-dormant flower bud or fresh flower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non-dormant flower bud or fresh flower presence'} trait that is a {quality of} a {whole plant} that does not have any non-dormant flower bud or fresh flowers {$'non-dormant flower bud or fresh flower'}." calcext:value-type="string">
            <text:p>A {'non-dormant flower bud or fresh flower presence'} trait that is a {quality of} a {whole plant} that does not have any non-dormant flower bud or fresh flowers {$'non-dormant flower bud or fresh flower'}.</text:p>
          </table:table-cell>
          <table:table-cell table:style-name="ce8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or fresh flower presence' AND 'has quality measurement' SOME (&#10;    'measurement datum' AND (&#10;        ('upper count' VALUE 0) OR ('upper percent' VALUE 0.0f)&#10;    )&#10;)" calcext:value-type="string">
            <text:p>'non-dormant flower bud or 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9]; &quot;absent&quot;; &quot;present&quot;)" office:value-type="string" office:string-value="'non-dormant flower buds or fresh flowers present'" calcext:value-type="string">
            <text:p>'non-dormant flower buds or fresh flowers present'</text:p>
          </table:table-cell>
          <table:table-cell table:style-name="ce5" table:formula="of:=CONCATENATE(&quot;'plant structure presence' AND 'quality of' SOME (&quot;; CHAR(10); &quot;    'whole plant' AND NOT ('has part' SOME &quot;; [.E29]; &quot;)&quot;; CHAR(10); &quot;)&quot;)" office:value-type="string" office:string-value="'plant structure presence' AND 'quality of' SOME (&#10;    'whole plant' AND NOT ('has part' SOME 'non-dormant flower bud or fresh flower')&#10;)" calcext:value-type="string">
            <text:p>'plant structure presence' AND 'quality of' SOME (</text:p>
            <text:p>    'whole plant' AND NOT ('has part' SOME 'non-dormant flower bud or 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30]; &quot; presence&quot;; &quot;s absent&quot;)" office:value-type="string" office:string-value="'flowers absent'" calcext:value-type="string">
            <text:p>'flowers absent'</text:p>
          </table:table-cell>
          <table:table-cell office:value-type="string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0]; &quot;} trait that is a {quality of} a {whole plant} that does not have any flowers {$&quot;; [.E30]; &quot;}.&quot;)" office:value-type="string" office:string-value="A {'flower presence'} trait that is a {quality of} a {whole plant} that does not have any flowers {$PO:'flower'}." calcext:value-type="string">
            <text:p>A {'flower presence'} trait that is a {quality of} a {whole plant} that does not have any flowers {$PO:'flower'}.</text:p>
          </table:table-cell>
          <table:table-cell table:style-name="ce8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0]; &quot;absent&quot;; &quot;present&quot;)" office:value-type="string" office:string-value="'flowers present'" calcext:value-type="string">
            <text:p>'flowers present'</text:p>
          </table:table-cell>
          <table:table-cell table:style-name="ce5" table:formula="of:=CONCATENATE(&quot;'plant structure presence' AND 'quality of' SOME (&quot;; CHAR(10); &quot;    'whole plant' AND NOT ('has part' SOME &quot;; [.E30]; &quot;)&quot;; CHAR(10); &quot;)&quot;)" office:value-type="string" office:string-value="'plant structure presence' AND 'quality of' SOME (&#10;    'whole plant' AND NOT ('has part' SOME PO:'flower')&#10;)" calcext:value-type="string">
            <text:p>'plant structure presence' AND 'quality of' SOME (</text:p>
            <text:p>    'whole plant' AND NOT ('has part' SOME PO:'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1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1]; &quot;'&quot;; &quot; presence'&quot;; 2)" office:value-type="string" office:string-value="'fresh flower presence'" calcext:value-type="string">
            <text:p>'fresh flower presence'</text:p>
          </table:table-cell>
          <table:table-cell table:style-name="ce3" office:value-type="string" calcext:value-type="string">
            <text:p>'fresh flower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8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presence' AND 'has quality measurement' SOME (&#10;    'measurement datum' AND (&#10;        ('upper count' VALUE 0) OR ('upper percent' VALUE 0.0f)&#10;    )&#10;)" calcext:value-type="string">
            <text:p>'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1]; &quot;absent&quot;; &quot;present&quot;)" office:value-type="string" office:string-value="'fresh flowers present'" calcext:value-type="string">
            <text:p>'fresh flowers present'</text:p>
          </table:table-cell>
          <table:table-cell table:style-name="ce5" table:formula="of:=CONCATENATE(&quot;'plant structure presence' AND 'quality of' SOME (&quot;; CHAR(10); &quot;    'whole plant' AND NOT ('has part' SOME &quot;; [.E31]; &quot;)&quot;; CHAR(10); &quot;)&quot;)" office:value-type="string" office:string-value="'plant structure presence' AND 'quality of' SOME (&#10;    'whole plant' AND NOT ('has part' SOME 'fresh flower')&#10;)" calcext:value-type="string">
            <text:p>'plant structure presence' AND 'quality of' SOME (</text:p>
            <text:p>    'whole plant' AND NOT ('has part' SOME '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2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2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3" office:value-type="string" calcext:value-type="string">
            <text:p>'fresh flower hea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8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head presence' AND 'has quality measurement' SOME (&#10;    'measurement datum' AND (&#10;        ('upper count' VALUE 0) OR ('upper percent' VALUE 0.0f)&#10;    )&#10;)" calcext:value-type="string">
            <text:p>'fresh 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2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5" table:formula="of:=CONCATENATE(&quot;'plant structure presence' AND 'quality of' SOME (&quot;; CHAR(10); &quot;    'whole plant' AND NOT ('has part' SOME &quot;; [.E32]; &quot;)&quot;; CHAR(10); &quot;)&quot;)" office:value-type="string" office:string-value="'plant structure presence' AND 'quality of' SOME (&#10;    'whole plant' AND NOT ('has part' SOME 'fresh flower head')&#10;)" calcext:value-type="string">
            <text:p>'plant structure presence' AND 'quality of' SOME (</text:p>
            <text:p>    'whole plant' AND NOT ('has part' SOME 'fresh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3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33]; &quot;'&quot;; &quot; presence'&quot;; 2)" office:value-type="string" office:string-value="'open flower presence'" calcext:value-type="string">
            <text:p>'open flower presence'</text:p>
          </table:table-cell>
          <table:table-cell table:style-name="ce3" office:value-type="string" calcext:value-type="string">
            <text:p>'open flower'</text:p>
          </table:table-cell>
          <table:table-cell table:style-name="ce8" table:formula="of:=CONCATENATE(&quot;An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8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3]; &quot;absent&quot;; &quot;present&quot;)" office:value-type="string" office:string-value="'open flowers present'" calcext:value-type="string">
            <text:p>'open flowers present'</text:p>
          </table:table-cell>
          <table:table-cell table:style-name="ce5" table:formula="of:=CONCATENATE(&quot;'plant structure presence' AND 'quality of' SOME (&quot;; CHAR(10); &quot;    'whole plant' AND NOT ('has part' SOME &quot;; [.E33]; &quot;)&quot;; CHAR(10); &quot;)&quot;)" office:value-type="string" office:string-value="'plant structure presence' AND 'quality of' SOME (&#10;    'whole plant' AND NOT ('has part' SOME 'open flower')&#10;)" calcext:value-type="string">
            <text:p>'plant structure presence' AND 'quality of' SOME (</text:p>
            <text:p>    'whole plant' AND NOT ('has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4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4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8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4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5" table:formula="of:=CONCATENATE(&quot;'plant structure presence' AND 'quality of' SOME (&quot;; CHAR(10); &quot;    'whole plant' AND NOT ('has part' SOME &quot;; [.E34]; &quot;)&quot;; CHAR(10); &quot;)&quot;)" office:value-type="string" office:string-value="'plant structure presence' AND 'quality of' SOME (&#10;    'whole plant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5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35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3" office:value-type="string" calcext:value-type="string">
            <text:p>'ripening fruit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8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5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5" table:formula="of:=CONCATENATE(&quot;'plant structure presence' AND 'quality of' SOME (&quot;; CHAR(10); &quot;    'whole plant' AND NOT ('has part' SOME &quot;; [.E35]; &quot;)&quot;; CHAR(10); &quot;)&quot;)" office:value-type="string" office:string-value="'plant structure presence' AND 'quality of' SOME (&#10;    'whole plant' AND NOT ('has part' SOME 'ripening fruit')&#10;)" calcext:value-type="string">
            <text:p>'plant structure presence' AND 'quality of' SOME (</text:p>
            <text:p>    'whole plant' AND NOT ('has part' SOME 'ripening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6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36]; &quot;'&quot;; &quot; presence'&quot;; 2)" office:value-type="string" office:string-value="'unripe fruit presence'" calcext:value-type="string">
            <text:p>'unripe fruit presence'</text:p>
          </table:table-cell>
          <table:table-cell table:style-name="ce3" office:value-type="string" calcext:value-type="string">
            <text:p>'unripe fruit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8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fruit presence' AND 'has quality measurement' SOME (&#10;    'measurement datum' AND (&#10;        ('upper count' VALUE 0) OR ('upper percent' VALUE 0.0f)&#10;    )&#10;)" calcext:value-type="string">
            <text:p>'un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6]; &quot;absent&quot;; &quot;present&quot;)" office:value-type="string" office:string-value="'unripe fruits present'" calcext:value-type="string">
            <text:p>'unripe fruits present'</text:p>
          </table:table-cell>
          <table:table-cell table:style-name="ce5" table:formula="of:=CONCATENATE(&quot;'plant structure presence' AND 'quality of' SOME (&quot;; CHAR(10); &quot;    'whole plant' AND NOT ('has part' SOME &quot;; [.E36]; &quot;)&quot;; CHAR(10); &quot;)&quot;)" office:value-type="string" office:string-value="'plant structure presence' AND 'quality of' SOME (&#10;    'whole plant' AND NOT ('has part' SOME 'unripe fruit')&#10;)" calcext:value-type="string">
            <text:p>'plant structure presence' AND 'quality of' SOME (</text:p>
            <text:p>    'whole plant' AND NOT ('has part' SOME 'unripe fruit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style-name="ce5" table:formula="of:=SUBSTITUTE([.D38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38]; &quot;} trait that is a {quality of} a {whole plant} that does not have any cones {$&quot;; [.E38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8" table:formula="of:=CONCATENATE([.D3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8]; &quot;absent&quot;; &quot;present&quot;)" office:value-type="string" office:string-value="'cones present'" calcext:value-type="string">
            <text:p>'cones present'</text:p>
          </table:table-cell>
          <table:table-cell table:style-name="ce5" table:formula="of:=CONCATENATE(&quot;'plant structure presence' AND 'quality of' SOME (&quot;; CHAR(10); &quot;    'whole plant' AND NOT ('has part' SOME &quot;; [.E38]; &quot;)&quot;; CHAR(10); &quot;)&quot;)" office:value-type="string" office:string-value="'plant structure presence' AND 'quality of' SOME (&#10;    'whole plant' AND NOT ('has part' SOME PO:'strobilus')&#10;)" calcext:value-type="string">
            <text:p>'plant structure presence' AND 'quality of' SOME (</text:p>
            <text:p>    'whole plant' AND NOT ('has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style-name="ce5" table:formula="of:=SUBSTITUTE([.D39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39]; &quot;} trait that is a {quality of} a {whole plant} that does not have any pollen cones {$&quot;; [.E39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8" table:formula="of:=CONCATENATE([.D3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9]; &quot;absent&quot;; &quot;present&quot;)" office:value-type="string" office:string-value="'pollen cones present'" calcext:value-type="string">
            <text:p>'pollen cones present'</text:p>
          </table:table-cell>
          <table:table-cell table:style-name="ce5" table:formula="of:=CONCATENATE(&quot;'plant structure presence' AND 'quality of' SOME (&quot;; CHAR(10); &quot;    'whole plant' AND NOT ('has part' SOME &quot;; [.E39]; &quot;)&quot;; CHAR(10); &quot;)&quot;)" office:value-type="string" office:string-value="'plant structure presence' AND 'quality of' SOME (&#10;    'whole plant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style-name="ce5" table:formula="of:=SUBSTITUTE([.D40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40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8" table:formula="of:=CONCATENATE([.D4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pollen cone presence' AND 'has quality measurement' SOME (&#10;    'measurement datum' AND (&#10;        ('upper count' VALUE 0) OR ('upper percent' VALUE 0.0f)&#10;    )&#10;)" calcext:value-type="string">
            <text:p>'fresh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0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5" table:formula="of:=CONCATENATE(&quot;'plant structure presence' AND 'quality of' SOME (&quot;; CHAR(10); &quot;    'whole plant' AND NOT ('has part' SOME &quot;; [.E40]; &quot;)&quot;; CHAR(10); &quot;)&quot;)" office:value-type="string" office:string-value="'plant structure presence' AND 'quality of' SOME (&#10;    'whole plant' AND NOT ('has part' SOME 'fresh pollen cone')&#10;)" calcext:value-type="string">
            <text:p>'plant structure presence' AND 'quality of' SOME (</text:p>
            <text:p>    'whole plant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style-name="ce5" table:formula="of:=SUBSTITUTE([.D41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41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8" table:formula="of:=CONCATENATE([.D4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1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5" table:formula="of:=CONCATENATE(&quot;'plant structure presence' AND 'quality of' SOME (&quot;; CHAR(10); &quot;    'whole plant' AND NOT ('has part' SOME &quot;; [.E41]; &quot;)&quot;; CHAR(10); &quot;)&quot;)" office:value-type="string" office:string-value="'plant structure presence' AND 'quality of' SOME (&#10;    'whole plant' AND NOT ('has part' SOME 'open pollen cone')&#10;)" calcext:value-type="string">
            <text:p>'plant structure presence' AND 'quality of' SOME (</text:p>
            <text:p>    'whole plant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style-name="ce5" table:formula="of:=SUBSTITUTE([.D42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42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42]; &quot;} trait that is a {quality of} a {whole plant} that does not have any cones {$&quot;; [.E42]; &quot;}.&quot;)" office:value-type="string" office:string-value="A {'pollen-releasing pollen cone presence'} trait that is a {quality of} a {whole plant} that does not have any cones {$'pollen-releasing pollen cone'}." calcext:value-type="string">
            <text:p>A {'pollen-releasing pollen cone presence'} trait that is a {quality of} a {whole plant} that does not have any cones {$'pollen-releasing pollen cone'}.</text:p>
          </table:table-cell>
          <table:table-cell table:style-name="ce8" table:formula="of:=CONCATENATE([.D4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2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5" table:formula="of:=CONCATENATE(&quot;'plant structure presence' AND 'quality of' SOME (&quot;; CHAR(10); &quot;    'whole plant' AND NOT ('has part' SOME &quot;; [.E42]; &quot;)&quot;; CHAR(10); &quot;)&quot;)" office:value-type="string" office:string-value="'plant structure presence' AND 'quality of' SOME (&#10;    'whole plant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style-name="ce5" table:formula="of:=SUBSTITUTE([.D43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43]; &quot;} trait that is a {quality of} a {whole plant} that does not have any seed cones {$&quot;; [.E43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8" table:formula="of:=CONCATENATE([.D4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3]; &quot;absent&quot;; &quot;present&quot;)" office:value-type="string" office:string-value="'seed cones present'" calcext:value-type="string">
            <text:p>'seed cones present'</text:p>
          </table:table-cell>
          <table:table-cell table:style-name="ce5" table:formula="of:=CONCATENATE(&quot;'plant structure presence' AND 'quality of' SOME (&quot;; CHAR(10); &quot;    'whole plant' AND NOT ('has part' SOME &quot;; [.E43]; &quot;)&quot;; CHAR(10); &quot;)&quot;)" office:value-type="string" office:string-value="'plant structure presence' AND 'quality of' SOME (&#10;    'whole plant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style-name="ce5" table:formula="of:=SUBSTITUTE([.D44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44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44]; &quot;} trait that is a {quality of} a {whole plant} that does not have any cones {$&quot;; [.E44]; &quot;}.&quot;)" office:value-type="string" office:string-value="A {'fresh seed cone presence'} trait that is a {quality of} a {whole plant} that does not have any cones {$'fresh seed cone'}." calcext:value-type="string">
            <text:p>A {'fresh seed cone presence'} trait that is a {quality of} a {whole plant} that does not have any cones {$'fresh seed cone'}.</text:p>
          </table:table-cell>
          <table:table-cell table:style-name="ce8" table:formula="of:=CONCATENATE([.D4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seed cone presence' AND 'has quality measurement' SOME (&#10;    'measurement datum' AND (&#10;        ('upper count' VALUE 0) OR ('upper percent' VALUE 0.0f)&#10;    )&#10;)" calcext:value-type="string">
            <text:p>'fresh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4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5" table:formula="of:=CONCATENATE(&quot;'plant structure presence' AND 'quality of' SOME (&quot;; CHAR(10); &quot;    'whole plant' AND NOT ('has part' SOME &quot;; [.E44]; &quot;)&quot;; CHAR(10); &quot;)&quot;)" office:value-type="string" office:string-value="'plant structure presence' AND 'quality of' SOME (&#10;    'whole plant' AND NOT ('has part' SOME 'fresh seed cone')&#10;)" calcext:value-type="string">
            <text:p>'plant structure presence' AND 'quality of' SOME (</text:p>
            <text:p>    'whole plant' AND NOT ('has part' SOME 'fresh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style-name="ce5" table:formula="of:=SUBSTITUTE([.D45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45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45]; &quot;} trait that is a {quality of} a {whole plant} that does not have any cones {$&quot;; [.E45]; &quot;}.&quot;)" office:value-type="string" office:string-value="A {'ripening seed cone presence'} trait that is a {quality of} a {whole plant} that does not have any cones {$'ripening seed cone'}." calcext:value-type="string">
            <text:p>A {'ripening seed cone presence'} trait that is a {quality of} a {whole plant} that does not have any cones {$'ripening seed cone'}.</text:p>
          </table:table-cell>
          <table:table-cell table:style-name="ce8" table:formula="of:=CONCATENATE([.D4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5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5" table:formula="of:=CONCATENATE(&quot;'plant structure presence' AND 'quality of' SOME (&quot;; CHAR(10); &quot;    'whole plant' AND NOT ('has part' SOME &quot;; [.E45]; &quot;)&quot;; CHAR(10); &quot;)&quot;)" office:value-type="string" office:string-value="'plant structure presence' AND 'quality of' SOME (&#10;    'whole plant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style-name="ce5" table:formula="of:=SUBSTITUTE([.D46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46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46]; &quot;} trait that is a {quality of} a {whole plant} that does not have any cones {$&quot;; [.E46]; &quot;}.&quot;)" office:value-type="string" office:string-value="An {'unripe seed cone presence'} trait that is a {quality of} a {whole plant} that does not have any cones {$'unripe seed cone'}." calcext:value-type="string">
            <text:p>An {'unripe seed cone presence'} trait that is a {quality of} a {whole plant} that does not have any cones {$'unripe seed cone'}.</text:p>
          </table:table-cell>
          <table:table-cell table:style-name="ce8" table:formula="of:=CONCATENATE([.D4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6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6]; &quot;)&quot;; CHAR(10); &quot;)&quot;)" office:value-type="string" office:string-value="'plant structure presence' AND 'quality of' SOME (&#10;    'whole plant' AND NOT ('has part' SOME 'unripe seed cone')&#10;)" calcext:value-type="string">
            <text:p>'plant structure presence' AND 'quality of' SOME (</text:p>
            <text:p>    'whole plant' AND NOT ('has part' SOME 'unripe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style-name="ce5" table:formula="of:=SUBSTITUTE([.D47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47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47]; &quot;} trait that is a {quality of} a {whole plant} that does not have any cones {$&quot;; [.E47]; &quot;}.&quot;)" office:value-type="string" office:string-value="A {'ripe seed cone presence'} trait that is a {quality of} a {whole plant} that does not have any cones {$'ripe seed cone'}." calcext:value-type="string">
            <text:p>A {'ripe seed cone presence'} trait that is a {quality of} a {whole plant} that does not have any cones {$'ripe seed cone'}.</text:p>
          </table:table-cell>
          <table:table-cell table:style-name="ce8" table:formula="of:=CONCATENATE([.D4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seed cone presence' AND 'has quality measurement' SOME (&#10;    'measurement datum' AND (&#10;        ('upper count' VALUE 0) OR ('upper percent' VALUE 0.0f)&#10;    )&#10;)" calcext:value-type="string">
            <text:p>'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7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7]; &quot;)&quot;; CHAR(10); &quot;)&quot;)" office:value-type="string" office:string-value="'plant structure presence' AND 'quality of' SOME (&#10;    'whole plant' AND NOT ('has part' SOME 'ripe seed cone')&#10;)" calcext:value-type="string">
            <text:p>'plant structure presence' AND 'quality of' SOME (</text:p>
            <text:p>    'whole plant' AND NOT ('has part' SOME 'ripe seed cone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5" table:formula="of:=SUBSTITUTE([.D48]; &quot; presence&quot;; &quot;s absent&quot;)">
            <text:p/>
          </table:table-cell>
          <table:table-cell/>
          <table:table-cell table:style-name="ce7"/>
          <table:table-cell table:number-columns-repeated="7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f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5" table:formula="of:=CONCATENATE(&quot;'abscised plant structure presence' AND 'quality of' SOME (&quot;; CHAR(10); &quot;    'whole plant' AND NOT ('abscised' SOME &quot;; [.E49]; &quot;)&quot;; CHAR(10); &quot;)&quot;)" office:value-type="string" office:string-value="'abscised plant structure presence' AND 'quality of' SOME (&#10;    'whole plant' AND NOT ('abscised' SOME 'plant structure')&#10;)" calcext:value-type="string">
            <text:p>'abscised 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at no true leaves {$true leaf} have been {abscised}.</text:p>
          </table:table-cell>
          <table:table-cell table:style-name="ce8" table:formula="of:=CONCATENATE([.D5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0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5" table:formula="of:=CONCATENATE(&quot;'abscised plant structure presence' AND 'quality of' SOME (&quot;; CHAR(10); &quot;    'whole plant' AND NOT ('abscised' SOME &quot;; [.E50]; &quot;)&quot;; CHAR(10); &quot;)&quot;)" office:value-type="string" office:string-value="'abscised plant structure presence' AND 'quality of' SOME (&#10;    'whole plant' AND NOT ('abscised' SOME 'true leaf')&#10;)" calcext:value-type="string">
            <text:p>'abscised plant structure presence' AND 'quality of' SOME (</text:p>
            <text:p>    'whole plant' AND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ning fruit'</text:p>
          </table:table-cell>
          <table:table-cell table:style-name="ce5" office:value-type="string" calcext:value-type="string">
            <text:p>An {abscised fruit or seed presence} trait that is a {quality of} a {whole plant} from which no ripening fruits {$ripening fruit} have been abscised or removed by herbivores and that does not have any ripening fruits {$ripening fruit} that have {abscised} any mature seeds {$mature seed}.</text:p>
          </table:table-cell>
          <table:table-cell table:style-name="ce8" table:formula="of:=CONCATENATE([.D5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1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5" table:formula="of:=CONCATENATE(&quot;'abscised plant structure presence' AND 'quality of' SOME (&quot;; CHAR(10); &quot;    'whole plant' AND NOT ('abscised' SOME &quot;; [.E51]; &quot;)&quot;; CHAR(10); &quot;)&quot;)" office:value-type="string" office:string-value="'abscised plant structure presence' AND 'quality of' SOME (&#10;    'whole plant' AND NOT ('abscised' SOME 'ripening fruit')&#10;)" calcext:value-type="string">
            <text:p>'abscised plant structure presence' AND 'quality of' SOME (</text:p>
            <text:p>    'whole plant' AND NOT ('abscised' SOME 'ripening fruit')</text:p>
            <text:p>)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ning seed cone'</text:p>
          </table:table-cell>
          <table:table-cell table:style-name="ce8" office:value-type="string" calcext:value-type="string">
            <text:p>An {abscised cone or seed presence} trait that is a {quality of} a {whole plant} from which no ripening seed cones {$ripening seed cone} have been abscised or removed by herbivores and that does not have any ripening seed cones that have {abscised} any mature seeds {$mature seed}.</text:p>
          </table:table-cell>
          <table:table-cell table:style-name="ce8" table:formula="of:=CONCATENATE([.D5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2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5" table:formula="of:=CONCATENATE(&quot;'abscised plant structure presence' AND 'quality of' SOME (&quot;; CHAR(10); &quot;    'whole plant' AND NOT ('abscised' SOME &quot;; [.E52]; &quot;)&quot;; CHAR(10); &quot;)&quot;)" office:value-type="string" office:string-value="'abscised plant structure presence' AND 'quality of' SOME (&#10;    'whole plant' AND NOT ('abscised' SOME 'ripening seed cone')&#10;)" calcext:value-type="string">
            <text:p>'abscised plant structure presence' AND 'quality of' SOME (</text:p>
            <text:p>    'whole plant' AND NOT ('abscised' SOME 'ripening seed cone'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8">
          <table:table-cell/>
          <table:table-cell table:style-name="ce3"/>
          <table:table-cell table:number-columns-repeated="10"/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55:11.33304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09:32:51.758232848</dc:date>
    <dc:creator>Brian </dc:creator>
    <meta:editing-duration>P16DT7H22M1S</meta:editing-duration>
    <meta:editing-cycles>150</meta:editing-cycles>
    <meta:generator>LibreOffice/5.1.4.2$Linux_X86_64 LibreOffice_project/10m0$Build-2</meta:generator>
    <meta:document-statistic meta:table-count="1" meta:cell-count="424" meta:object-count="0"/>
  </office:meta>
</office:document-meta>
</file>